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0" svg:font-family="0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O-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list-style-name="LFO2" style:family="paragraph">
      <style:paragraph-properties fo:line-height="115%"/>
    </style:style>
    <style:style style:name="P7" style:parent-style-name="Standard" style:list-style-name="LFO2" style:family="paragraph">
      <style:paragraph-properties fo:line-height="115%"/>
    </style:style>
    <style:style style:name="P8" style:parent-style-name="Standard" style:list-style-name="LFO2" style:family="paragraph">
      <style:paragraph-properties fo:line-height="115%"/>
    </style:style>
    <style:style style:name="P9" style:parent-style-name="Standard" style:list-style-name="LFO2" style:family="paragraph">
      <style:paragraph-properties fo:line-height="115%"/>
    </style:style>
    <style:style style:name="P10" style:parent-style-name="Standard" style:list-style-name="LFO2" style:family="paragraph">
      <style:paragraph-properties fo:line-height="115%"/>
    </style:style>
    <style:style style:name="P11" style:parent-style-name="Standard" style:list-style-name="LFO2" style:family="paragraph">
      <style:paragraph-properties fo:line-height="115%"/>
    </style:style>
    <style:style style:name="P12" style:parent-style-name="Standard" style:list-style-name="LFO2" style:family="paragraph">
      <style:paragraph-properties fo:line-height="115%"/>
    </style:style>
    <style:style style:name="P13" style:parent-style-name="Standard" style:list-style-name="LFO2" style:family="paragraph">
      <style:paragraph-properties fo:line-height="115%"/>
    </style:style>
    <style:style style:name="P14" style:parent-style-name="Standard" style:list-style-name="LFO2" style:family="paragraph">
      <style:paragraph-properties fo:line-height="115%"/>
    </style:style>
    <style:style style:name="P15" style:parent-style-name="Standard" style:list-style-name="LFO2" style:family="paragraph">
      <style:paragraph-properties fo:line-height="115%"/>
    </style:style>
    <style:style style:name="P16" style:parent-style-name="Standard" style:list-style-name="LFO2" style:family="paragraph">
      <style:paragraph-properties fo:line-height="115%"/>
    </style:style>
    <style:style style:name="P17" style:parent-style-name="Standard" style:list-style-name="LFO2" style:family="paragraph">
      <style:paragraph-properties fo:line-height="115%"/>
    </style:style>
    <style:style style:name="P18" style:parent-style-name="Standard" style:list-style-name="LFO2" style:family="paragraph">
      <style:paragraph-properties fo:line-height="115%"/>
    </style:style>
    <style:style style:name="P19" style:parent-style-name="Standard" style:family="paragraph">
      <style:paragraph-properties fo:line-height="115%"/>
    </style:style>
    <style:style style:name="P20" style:parent-style-name="Standard" style:family="paragraph">
      <style:paragraph-properties fo:line-height="115%"/>
    </style:style>
    <style:style style:name="P21" style:parent-style-name="Standard" style:family="paragraph">
      <style:paragraph-properties fo:line-height="115%"/>
    </style:style>
    <style:style style:name="P22" style:parent-style-name="Standard" style:list-style-name="LFO4" style:family="paragraph">
      <style:paragraph-properties fo:line-height="115%"/>
    </style:style>
    <style:style style:name="P23" style:parent-style-name="Standard" style:list-style-name="LFO4" style:family="paragraph">
      <style:paragraph-properties fo:line-height="115%"/>
    </style:style>
    <style:style style:name="P24" style:parent-style-name="Standard" style:list-style-name="LFO4" style:family="paragraph">
      <style:paragraph-properties fo:line-height="115%"/>
    </style:style>
    <style:style style:name="P25" style:parent-style-name="Standard" style:list-style-name="LFO4" style:family="paragraph">
      <style:paragraph-properties fo:line-height="115%"/>
    </style:style>
    <style:style style:name="P26" style:parent-style-name="Standard" style:list-style-name="LFO4" style:family="paragraph">
      <style:paragraph-properties fo:line-height="115%"/>
    </style:style>
    <style:style style:name="P27" style:parent-style-name="Standard" style:list-style-name="LFO4" style:family="paragraph">
      <style:paragraph-properties fo:line-height="115%"/>
    </style:style>
    <style:style style:name="P28" style:parent-style-name="Standard" style:list-style-name="LFO4" style:family="paragraph">
      <style:paragraph-properties fo:line-height="115%"/>
    </style:style>
    <style:style style:name="P29" style:parent-style-name="Standard" style:list-style-name="LFO4" style:family="paragraph">
      <style:paragraph-properties fo:line-height="115%"/>
    </style:style>
    <style:style style:name="P30" style:parent-style-name="Standard" style:list-style-name="LFO4" style:family="paragraph">
      <style:paragraph-properties fo:line-height="115%"/>
    </style:style>
    <style:style style:name="P31" style:parent-style-name="Standard" style:list-style-name="LFO4" style:family="paragraph">
      <style:paragraph-properties fo:line-height="115%"/>
    </style:style>
    <style:style style:name="P32" style:parent-style-name="Standard" style:list-style-name="LFO4" style:family="paragraph">
      <style:paragraph-properties fo:line-height="115%"/>
    </style:style>
    <style:style style:name="P33" style:parent-style-name="Standard" style:list-style-name="LFO4" style:family="paragraph">
      <style:paragraph-properties fo:line-height="115%"/>
    </style:style>
    <style:style style:name="P34" style:parent-style-name="Standard" style:list-style-name="LFO4" style:family="paragraph">
      <style:paragraph-properties fo:line-height="115%"/>
    </style:style>
    <style:style style:name="P35" style:parent-style-name="Standard" style:list-style-name="LFO4" style:family="paragraph">
      <style:paragraph-properties fo:line-height="115%"/>
    </style:style>
    <style:style style:name="P36" style:parent-style-name="Standard" style:list-style-name="LFO4" style:family="paragraph">
      <style:paragraph-properties fo:line-height="115%"/>
    </style:style>
    <style:style style:name="P37" style:parent-style-name="Standard" style:list-style-name="LFO4" style:family="paragraph">
      <style:paragraph-properties fo:line-height="115%"/>
    </style:style>
    <style:style style:name="P38" style:parent-style-name="Standard" style:list-style-name="LFO4" style:family="paragraph">
      <style:paragraph-properties fo:line-height="115%"/>
    </style:style>
    <style:style style:name="P39" style:parent-style-name="Standard" style:list-style-name="LFO4" style:family="paragraph">
      <style:paragraph-properties fo:line-height="115%"/>
    </style:style>
    <style:style style:family="graphic" style:name="a0" style:parent-style-name="Graphics">
      <style:graphic-properties fo:wrap-option="no-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id="id0" draw:style-name="a0" draw:name="Cuadro de texto 1" text:anchor-type="paragraph" svg:x="0.40275in" svg:y="-0.23622in" svg:width="5.93681in" svg:height="0.82153in" style:rel-width="scale" style:rel-height="scale"><draw:text-box><text:p text:style-name="P3">Módulo:<text:s/><text:tab/><text:tab/><text:tab/><text:tab/>Bases de Datos</text:p><text:p text:style-name="P4">UT04:<text:s/><text:tab/><text:tab/><text:tab/><text:tab/>Consultas de Base de datos</text:p><text:p text:style-name="P5">Actividad de desarrollo: <text:s text:c="3"/><text:s text:c="5"/>Consultas<text:s/>agregadas</text:p></draw:text-box><svg:title/><svg:desc/></draw:frame></text:span></text:p>
      <text:p text:style-name="Standard"/>
      <text:p text:style-name="Standard"/>
      <text:p text:style-name="Standard"/>
      <text:p text:style-name="Standard"/>
      <text:p text:style-name="Standard">Realiza los siguientes ejercicios sobre consultas utilizando la BD fúbol.</text:p>
      <text:p text:style-name="Standard"/>
      <text:list text:style-name="LFO2" text:continue-numbering="true">
        <text:list-item>
          <text:p text:style-name="P6">Mostrar el número de equipos que tiene la bases de datos;</text:p>
        </text:list-item>
        <text:list-item>
          <text:p text:style-name="P7">Mostrar el mayor aforo</text:p>
        </text:list-item>
        <text:list-item>
          <text:p text:style-name="P8">Mostrar el año de fundación más antiguo</text:p>
        </text:list-item>
        <text:list-item>
          <text:p text:style-name="P9">Mostrar la media de aforo de todos los estadios</text:p>
        </text:list-item>
        <text:list-item>
          <text:p text:style-name="P10">Mostrar el aforo total. (La suma de todos los aforos)</text:p>
        </text:list-item>
        <text:list-item>
          <text:p text:style-name="P11">Mostrar el número de equipos por ciudad</text:p>
        </text:list-item>
        <text:list-item>
          <text:p text:style-name="P12">Mostrar el menor aforo por ciudad</text:p>
        </text:list-item>
        <text:list-item>
          <text:p text:style-name="P13">Mostrar la media de la fecha de nacimiento de los jugadores por equipo</text:p>
        </text:list-item>
        <text:list-item>
          <text:p text:style-name="P14">Utiliza la función YEAR()</text:p>
        </text:list-item>
        <text:list-item>
          <text:p text:style-name="P15">Mostrar la suma de internacionalidades de los jugadores por demarcación</text:p>
        </text:list-item>
        <text:list-item>
          <text:p text:style-name="P16">Mostrar las ciudades donde el estadio con máximo aforo tengan un aforo inferior a 75000</text:p>
        </text:list-item>
        <text:list-item>
          <text:p text:style-name="P17">Mostrar los equipos con delanteros con más de 60 internacionalidades</text:p>
        </text:list-item>
        <text:list-item>
          <text:p text:style-name="P18">Mostrar la media de internacionalidades de los centrocampistas por equipos cuando esta sea inferior a 50.</text:p>
        </text:list-item>
      </text:list>
      <text:p text:style-name="P19"/>
      <text:p text:style-name="P20"><text:bookmark-start text:name="_Hlk159236467"/>Realiza los siguientes ejercicios sobre consultas agregadas utilizando la BD tiendaJuegos:</text:p>
      <text:p text:style-name="P21"/>
      <text:list text:style-name="LFO4" text:continue-numbering="true">
        <text:list-item>
          <text:p text:style-name="P22">Obtener el número total de juegos en la tabla "juegos"</text:p>
        </text:list-item>
        <text:list-item>
          <text:p text:style-name="P23">Calcular el salario promedio de todos los empleados establecer un alias “salario_promedio”.</text:p>
        </text:list-item>
        <text:list-item>
          <text:p text:style-name="P24">Contar el número de desarrolladores en la tabla "desarrolladores" (establecer un alias).</text:p>
        </text:list-item>
        <text:list-item>
          <text:p text:style-name="P25">Encontrar el juego más caro.</text:p>
        </text:list-item>
        <text:list-item>
          <text:p text:style-name="P26">Obtener la cantidad total de ventas realizadas.</text:p>
        </text:list-item>
        <text:list-item>
          <text:p text:style-name="P27">Calcular el salario máximo y mínimo de los empleados.</text:p>
        </text:list-item>
        <text:list-item>
          <text:p text:style-name="P28">Encontrar el juego más reciente en términos de fecha de lanzamiento. ¿Y si fuese mostrar la fecha de lanzamiento más reciente?</text:p>
        </text:list-item>
        <text:list-item>
          <text:p text:style-name="P29">Calcular el total de ventas para<text:s/>los juegos con id=1</text:p>
        </text:list-item>
        <text:list-item>
          <text:p text:style-name="P30">Encontrar el promedio de ventas por empleado.</text:p>
        </text:list-item>
        <text:list-item>
          <text:p text:style-name="P31">Calcular el número de juegos vendidos el día<text:s/>2017-07-21.</text:p>
        </text:list-item>
        <text:list-item>
          <text:p text:style-name="P32">Obtener el salario promedio por cargo (Gerente, Cajero, etc.).</text:p>
        </text:list-item>
        <text:list-item>
          <text:p text:style-name="P33">Encontrar el número de ventas de cada juego.</text:p>
        </text:list-item>
        <text:list-item>
          <text:p text:style-name="P34">Encontrar el juego<text:s/>(id) <text:s/>más vendido. ¿Y el menos?</text:p>
        </text:list-item>
        <text:list-item>
          <text:p text:style-name="P35">Encontrar el juego más antiguo en términos de fecha de lanzamiento.</text:p>
        </text:list-item>
        <text:list-item>
          <text:p text:style-name="P36">Calcular el total de ventas por empleado y mes<text:s/>(num mes y nombre mes).</text:p>
        </text:list-item>
        <text:list-item>
          <text:p text:style-name="P37">Encontrar el país con más desarrolladores.<text:s/>NOTA: El país no puede ser Estados Unidos.</text:p>
        </text:list-item>
        <text:list-item>
          <text:p text:style-name="P38">Obtener el<text:s/>cargo y el salario del<text:s/>empleado con el salario más alto y más bajo dentro de ese cargo.<text:s/>Modificar la sentencia, para que no muestre aquellos donde salario min y max sean el mismo valor.</text:p>
        </text:list-item>
        <text:list-item>
          <text:p text:style-name="P39">Calcular el total de ventas por empleado y mostrar solo aquellos empleados que hayan realizado más de 10 ventas en total<text:bookmark-end text:name="_Hlk159236467"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0" svg:font-family="0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>
      <style:paragraph-properties fo:text-align="justify" fo:margin-left="0.5in">
        <style:tab-stops/>
      </style:paragraph-properties>
      <style:text-properties fo:hyphenate="false"/>
    </style:style>
    <style:style style:name="LO-Normal" style:display-name="LO-Normal" style:family="paragraph">
      <style:paragraph-properties fo:text-align="justify" fo:margin-bottom="0.1111in" fo:line-height="105%"/>
      <style:text-properties style:font-name-asian="0" style:font-name-complex="0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ítulo2Car" style:display-name="Título 2 Car" style:family="text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/>
    </style:style>
    <style:style style:name="Título1Car" style:display-name="Título 1 Car" style:family="text">
      <style:text-properties style:font-name="Liberation Sans" style:font-name-asian="Microsoft YaHei" style:font-name-complex="Mangal" fo:font-weight="bold" style:font-weight-asian="bold" style:font-weight-complex="bold" fo:color="#0066CC" fo:font-size="14pt" style:font-size-asian="14pt" style:font-size-complex="14pt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Menciónsinresolver" style:display-name="Mención sin resolver" style:family="text">
      <style:text-properties fo:color="#605E5C" fo:background-color="#E1DFDD"/>
    </style:style>
    <style:style style:name="Hipervínculo" style:display-name="Hipervínculo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Cpc</dc:creator>
    <meta:creation-date>2024-02-19T11:15:00Z</meta:creation-date>
    <dc:date>2024-02-19T12:02:00Z</dc:date>
    <meta:template xlink:href="Normal.dotm" xlink:type="simple"/>
    <meta:editing-cycles>3</meta:editing-cycles>
    <meta:editing-duration>PT3180S</meta:editing-duration>
    <meta:document-statistic meta:page-count="1" meta:paragraph-count="4" meta:word-count="346" meta:character-count="2251" meta:row-count="15" meta:non-whitespace-character-count="1909"/>
  </office:meta>
</office:document-meta>
</file>